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96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19.99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83.99pt" fo:break-before="auto" style:use-optimal-row-height="true"/>
    </style:style>
    <style:style style:name="ro7" style:family="table-row">
      <style:table-row-properties style:row-height="47.99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46.26pt" fo:break-before="auto" style:use-optimal-row-height="true"/>
    </style:style>
    <style:style style:name="ro10" style:family="table-row">
      <style:table-row-properties style:row-height="204.01pt" fo:break-before="auto" style:use-optimal-row-height="true"/>
    </style:style>
    <style:style style:name="ro11" style:family="table-row">
      <style:table-row-properties style:row-height="132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no-wrap" fo:border="none"/>
    </style:style>
    <style:style style:name="ce8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9" style:family="table-cell" style:parent-style-name="Default">
      <style:table-cell-properties fo:background-color="transparent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 + EtherSwitch modul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4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6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IPv2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5" office:value-type="string" calcext:value-type="string">
            <text:p>RIPng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SVI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1" office:value-type="string" calcext:value-type="string">
            <text:p>Dostupné iba pre rozhrania na EtherSwitch module</text:p>
          </table:table-cell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Guard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Command rejected: Gi1 is a routed port.</text:p>
            <text:p/>
            <text:p>Príkazy neboli akceptované ani po aktivovaní príslušnej STP technológie v globálnom konfiguračnom móde.</text:p>
            <text:p/>
            <text:p>Možné riešenie</text:p>
            <text:p><text:a xlink:href="https://supportforums.cisco.com/t5/lan-switching-and-routing/what-does-command-rejected-fa0-1-not-a-switching-port-mean-on-a/m-p/705493/highlight/true#M14865" xlink:type="simple">https://supportforums.cisco.com/t5/lan-switching-and-routing/what-does-command-rejected-fa0-1-not-a-switching-port-mean-on-a/m-p/705493/highlight/true#M14865</text:a>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ortFast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3"/>
          <table:table-cell table:style-name="ce22" table:number-columns-repeated="3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VL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 Trunk 802.1Q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VL smerovanie - Router on a Stick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1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2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D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witchport mode” podporuje iba “access” a “trunk”</text:p>
          </table:table-cell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S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number-columns-repeated="3" table:style-name="ce22" office:value-type="string" calcext:value-type="string">
            <text:p>OTESTOVAT ZNOVA NA VSETKYCH ROUTROCH V GLOBALNOM KONFIG MODE</text:p>
          </table:table-cell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R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Extended VLAN</text:p>
          </table:table-cell>
          <table:table-cell table:style-name="ce5" office:value-type="string" calcext:value-type="string">
            <text:p>PS1</text:p>
          </table:table-cell>
          <table:table-cell table:style-name="ce21" office:value-type="string" calcext:value-type="string">
            <text:p>Niekedy môže príkaz</text:p>
            <text:p>“vlan &lt;1024-4096&gt;”</text:p>
            <text:p>zlyhať chybovým hlásením</text:p>
            <text:p>“VTP VLAN configuration not allowed when device is not the primary server for vlan database.”</text:p>
          </table:table-cell>
          <table:table-cell table:style-name="ce21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L2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office:value-type="string" calcext:value-type="string">
            <text:p>Príkaz “switchport mode” podporuje iba možnosť</text:p>
            <text:p>“on” - enable Etherchannel only”</text:p>
          </table:table-cell>
          <table:table-cell table:style-name="ce22" table:number-columns-repeated="4"/>
          <table:table-cell table:style-name="ce7" office:value-type="string" calcext:value-type="string">
            <text:p>Príkaz</text:p>
            <text:p>“channel-group 1 mode”</text:p>
            <text:p>podporuje iba možnosti</text:p>
            <text:p>“active” a “passive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L2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1" office:value-type="string" calcext:value-type="string">
            <text:p>HSRP IPv4 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Vraj nie je možné overiť konektivitu HSRP adresy (napr. nástrojom ping)</text:p>
          </table:table-cell>
          <table:table-cell table:style-name="ce21" table:number-columns-repeated="2"/>
          <table:table-cell table:style-name="ce22" table:number-columns-repeated="3"/>
          <table:table-cell table:style-name="ce21" office:value-type="string" calcext:value-type="string">
            <text:p>Príkaz</text:p>
            <text:p><text:span text:style-name="T1">“int vlan 20” v globálnom konfiguračnom móde </text:span></text:p>
            <text:p>nie je podporovaný,</text:p>
            <text:p>ale v globálnom konfiguračnom móde aj v konfigurácii rozrhania je príkaz “standby” podporovaný.</text:p>
          </table:table-cell>
          <table:table-cell table:style-name="ce21" office:value-type="string" calcext:value-type="string">
            <text:p>Rovnaký prípad, ako pri “Cisco CSR (QEMU)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HSRPv2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tandby” nepodporuje možnosť “ipv6”</text:p>
          </table:table-cell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VR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1" office:value-type="string" calcext:value-type="string">
            <text:p>Príkaz “fhrp” v globálnom konfiguračnom móde nie je podporovaný</text:p>
          </table:table-cell>
          <table:table-cell table:style-name="ce22" table:number-columns-repeated="3"/>
          <table:table-cell table:style-name="ce21" office:value-type="string" calcext:value-type="string">
            <text:p><text:span text:style-name="T1">Príkaz</text:span></text:p>
            <text:p><text:span text:style-name="T1">“fhrp version vrrp v3”</text:span></text:p>
            <text:p><text:span text:style-name="T1">Je síce podporovaný, ale príkaz “int vlan 20” podporovaný nebol. Príkaz “vrrp” bol ale podporovaný na fyzickom rozhraní</text:span></text:p>
          </table:table-cell>
          <table:table-cell table:style-name="ce21" office:value-type="string" calcext:value-type="string">
            <text:p><text:span text:style-name="T1">Rovnaký prípad, ako pri “Cisco CSR (QEMU)</text:span>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VRRPv3 IPv4 +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<text:span text:style-name="T1">Príkaz “fhrp” v globálnom konfiguračnom móde nie je podporovaný</text:span></text:p>
            <text:p/>
            <text:p>Príkaz “vrrp” v konfiguračnom móde rozhrania nepodporuje možnosť “ipv6”</text:p>
          </table:table-cell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6 </text:p>
          </table:table-cell>
          <table:table-cell table:style-name="ce5" office:value-type="string" calcext:value-type="string">
            <text:p>PS1,CCNP-S</text:p>
          </table:table-cell>
          <table:table-cell table:style-name="ce22" table:number-columns-repeated="3"/>
          <table:table-cell table:style-name="ce21" table:number-columns-repeated="3"/>
          <table:table-cell table:style-name="ce22"/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4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6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(Dynamické) NAT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L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2" table:number-columns-repeated="2"/>
          <table:table-cell table:style-name="ce21" table:number-columns-repeated="4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yslog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N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NM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P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2"/>
          <table:table-cell table:style-name="ce29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4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6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2"/>
          <table:table-cell table:style-name="ce22"/>
          <table:table-cell table:style-name="ce21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Multi-Area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OSPFv3 Single-Area</text:p>
          </table:table-cell>
          <table:table-cell table:style-name="ce5" office:value-type="string" calcext:value-type="string">
            <text:p>PS2</text:p>
          </table:table-cell>
          <table:table-cell table:style-name="ce21"/>
          <table:table-cell table:style-name="ce22" office:value-type="string" calcext:value-type="string">
            <text:p>Príkaz “router ospfv3 1” dá výstup “Protocol not in this image”</text:p>
          </table:table-cell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Multi-Area</text:p>
          </table:table-cell>
          <table:table-cell table:style-name="ce5" office:value-type="string" calcext:value-type="string">
            <text:p>PS2,CCNP-R</text:p>
          </table:table-cell>
          <table:table-cell table:style-name="ce21"/>
          <table:table-cell table:style-name="ce22"/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1" office:value-type="string" calcext:value-type="string">
            <text:p>PPP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number-columns-repeated="2" table:style-name="ce7" office:value-type="string" calcext:value-type="string">
            <text:p>Nemá sériové rozhrania v EVE-ng</text:p>
          </table:table-cell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PPP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9" office:value-type="string" calcext:value-type="string">
            <text:p>HDLC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number-columns-repeated="2" table:style-name="ce7" office:value-type="string" calcext:value-type="string">
            <text:p>Nemá sériové rozhrania v EVE-ng</text:p>
          </table:table-cell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9" office:value-type="string" calcext:value-type="string">
            <text:p>Frame Relay</text:p>
          </table:table-cell>
          <table:table-cell table:style-name="ce5"/>
          <table:table-cell table:style-name="ce22" table:number-columns-repeated="2"/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PPo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4"/>
          <table:table-cell table:style-name="ce21" office:value-type="string" calcext:value-type="string">
            <text:p>working on 12.4, and 15.2(2.3)T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R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BGP IPv4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/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TA</text:p>
          </table:table-cell>
          <table:table-cell table:style-name="ce5" office:value-type="string" calcext:value-type="string">
            <text:p>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5" office:value-type="string" calcext:value-type="string">
            <text:p>CCNP-R,CCNP-S</text:p>
          </table:table-cell>
          <table:table-cell table:number-columns-repeated="2" table:style-name="ce7" office:value-type="string" calcext:value-type="string">
            <text:p>Nefunguje možnosť “monitor”</text:p>
          </table:table-cell>
          <table:table-cell table:style-name="ce21"/>
          <table:table-cell table:number-columns-repeated="5" table:style-name="ce7" office:value-type="string" calcext:value-type="string">
            <text:p>Nefunguje možnosť “monitor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/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STP BPDU Filter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6"/>
          <table:table-cell table:style-name="ce21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ST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0">
          <table:table-cell table:style-name="ce1" office:value-type="string" calcext:value-type="string">
            <text:p>CEF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6"/>
          <table:table-cell table:style-name="ce21" office:value-type="string" calcext:value-type="string">
            <text:p>Príkaz</text:p>
            <text:p>“ip cef”</text:p>
            <text:p>Nie je podporovaný, ale podľa príkazu</text:p>
            <text:p>“show ip cef”</text:p>
            <text:p>Je CEF na smerovači predvolene aktivované pre všetky rozharnia.</text:p>
            <text:p>Ak chceme príkaz “ip cef” použíť, musíme ho rozšíriť týmito možnosťami:</text:p>
            <text:p/>
            <text:p>accounting </text:p>
            <text:p>distributed</text:p>
            <text:p>load-sharing</text:p>
            <text:p>optimize</text:p>
            <text:p>traffic-statistics</text:p>
          </table:table-cell>
          <table:table-cell table:style-name="ce21" office:value-type="string" calcext:value-type="string">
            <text:p><text:span text:style-name="T1">Rovnaký prípad, ako pri “Cisco CSR (QEMU)</text:span>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MLS</text:p>
          </table:table-cell>
          <table:table-cell table:style-name="ce5" office:value-type="string" calcext:value-type="string">
            <text:p>CCNP-S</text:p>
          </table:table-cell>
          <table:table-cell table:number-columns-repeated="2" table:style-name="ce21" office:value-type="string" calcext:value-type="string">
            <text:p>Príkaz “mls” v globálnom konfiguračnom móde nie je podporovaný</text:p>
          </table:table-cell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NTP Authenticatio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isco ISL trunks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Snooping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LA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S-IS IPv4 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1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2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3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Snooping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1" office:value-type="string" calcext:value-type="string">
            <text:p>PIM 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 office:value-type="string" calcext:value-type="string">
            <text:p>Príkaz</text:p>
            <text:p>“ip multicast-routing”</text:p>
            <text:p>Musí byť rozšírený buď na</text:p>
            <text:p>“ip multicast-routing distributed”</text:p>
            <text:p>alebo </text:p>
            <text:p>“ip multicast-routing vrf VPN distributed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-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Any-Source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ource-Specific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anual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uto-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S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nycast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BGP IPv4 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LS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D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V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outer Reflecto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-BGP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1">
          <table:table-cell table:style-name="ce1" office:value-type="string" calcext:value-type="string">
            <text:p>VPLS</text:p>
          </table:table-cell>
          <table:table-cell table:style-name="ce5" office:value-type="string" calcext:value-type="string">
            <text:p>PrS1,PrS2</text:p>
          </table:table-cell>
          <table:table-cell table:style-name="ce7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ú iba možnosť</text:p>
            <text:p>“manual”</text:p>
          </table:table-cell>
          <table:table-cell table:style-name="ce7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ú iba možnosť</text:p>
            <text:p>“manual”</text:p>
          </table:table-cell>
          <table:table-cell table:style-name="ce22"/>
          <table:table-cell table:style-name="ce7" office:value-type="string" calcext:value-type="string">
            <text:p>Príkaz</text:p>
            <text:p>“l2 vfi &lt;názov_skupiny&gt;”</text:p>
            <text:p>podporuje iba možnosž</text:p>
            <text:p>“point-to-point”</text:p>
          </table:table-cell>
          <table:table-cell table:style-name="ce22" table:number-columns-repeated="2"/>
          <table:table-cell table:style-name="ce21" office:value-type="string" calcext:value-type="string">
            <text:p>Príkaz</text:p>
            <text:p>“l2 vfi &lt;názov_skupiny&gt;”</text:p>
            <text:p>podporuje iba možnosť</text:p>
            <text:p>“autodiscovery”.</text:p>
            <text:p/>
            <text:p>Príkaz </text:p>
            <text:p>“l2 vfi &lt;číslo_skupiny&gt;”</text:p>
            <text:p>podporuje možnosti</text:p>
            <text:p>“autodiscovery”,</text:p>
            <text:p>“manual” a </text:p>
            <text:p>“point-to-point”.</text:p>
          </table:table-cell>
          <table:table-cell table:style-name="ce21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e možnosti</text:p>
            <text:p>“autodiscovery”,</text:p>
            <text:p>“manual” a </text:p>
            <text:p>“point-to-point”.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VPN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eamless MPLS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 NG</text:p>
          </table:table-cell>
          <table:table-cell table:style-name="ce5" office:value-type="string" calcext:value-type="string">
            <text:p>PrS2</text:p>
          </table:table-cell>
          <table:table-cell table:style-name="ce22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NVI NAT</text:p>
          </table:table-cell>
          <table:table-cell table:style-name="ce5"/>
          <table:table-cell table:style-name="ce7" office:value-type="string" calcext:value-type="string">
            <text:p>Klasické NAT funguje na TPGEN zariadeniach</text:p>
          </table:table-cell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5"/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5" table:number-columns-repeated="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 table:number-rows-repeated="6">
          <table:table-cell table:style-name="Default"/>
          <table:table-cell/>
          <table:table-cell table:style-name="ce8" table:number-columns-repeated="10"/>
          <table:table-cell table:number-columns-repeated="1012"/>
        </table:table-row>
        <table:table-row table:style-name="ro3" table:number-rows-repeated="8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/>
          <table:table-cell table:style-name="ce8" table:number-columns-repeated="7"/>
          <table:table-cell table:number-columns-repeated="2"/>
          <table:table-cell table:style-name="ce8" table:number-columns-repeated="2"/>
          <table:table-cell table:number-columns-repeated="1012"/>
        </table:table-row>
        <table:table-row table:style-name="ro3" table:number-rows-repeated="133">
          <table:table-cell table:style-name="Default"/>
          <table:table-cell table:number-columns-repeated="1023"/>
        </table:table-row>
        <table:table-row table:style-name="ro3" table:number-rows-repeated="10483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 style:data-style-name="N2" text:time-value="13:15:18.542754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4-06T13:15:37.544827306</dc:date>
    <meta:editing-duration>P3DT21H35M45S</meta:editing-duration>
    <meta:editing-cycles>139</meta:editing-cycles>
    <meta:generator>LibreOffice/6.0.0.3$Linux_X86_64 LibreOffice_project/00m0$Build-3</meta:generator>
    <meta:document-statistic meta:table-count="1" meta:cell-count="276" meta:object-count="0"/>
  </office:meta>
</office:document-meta>
</file>